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4" style:family="paragraph" style:parent-style-name="Text_20_body">
      <style:text-properties officeooo:rsid="0010e69f" officeooo:paragraph-rsid="0010e69f"/>
    </style:style>
    <style:style style:name="P5" style:family="paragraph" style:parent-style-name="Text_20_body">
      <style:text-properties style:text-underline-style="none" officeooo:rsid="0011e441" officeooo:paragraph-rsid="0011e441"/>
    </style:style>
    <style:style style:name="P6" style:family="paragraph" style:parent-style-name="Text_20_body">
      <style:text-properties style:font-name="Arial" officeooo:rsid="001aa178" officeooo:paragraph-rsid="00151494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1aa178" officeooo:paragraph-rsid="00229812"/>
    </style:style>
    <style:style style:name="P8" style:family="paragraph" style:parent-style-name="Text_20_body">
      <style:text-properties style:font-name="Arial" officeooo:paragraph-rsid="000d8efb"/>
    </style:style>
    <style:style style:name="P9" style:family="paragraph" style:parent-style-name="Text_20_body">
      <style:text-properties style:font-name="Arial" officeooo:rsid="002e7638" officeooo:paragraph-rsid="000d8efb"/>
    </style:style>
    <style:style style:name="P10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12" style:family="paragraph" style:parent-style-name="Text_20_body">
      <style:text-properties style:font-name="Arial" officeooo:rsid="0010e69f" officeooo:paragraph-rsid="0010e69f"/>
    </style:style>
    <style:style style:name="P13" style:family="paragraph" style:parent-style-name="Text_20_body">
      <style:paragraph-properties fo:line-height="0.529cm"/>
      <style:text-properties style:font-name="Arial" officeooo:paragraph-rsid="000d8efb"/>
    </style:style>
    <style:style style:name="P14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5" style:family="paragraph" style:parent-style-name="Text_20_body">
      <style:text-properties style:font-name="Arial" officeooo:rsid="001a824c" officeooo:paragraph-rsid="001a824c"/>
    </style:style>
    <style:style style:name="P16" style:family="paragraph" style:parent-style-name="Text_20_body">
      <style:text-properties style:font-name="Arial" officeooo:rsid="0039b599" officeooo:paragraph-rsid="0012e585"/>
    </style:style>
    <style:style style:name="P17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18" style:family="paragraph" style:parent-style-name="Text_20_body">
      <style:text-properties style:font-name="Arial" fo:font-size="12pt" fo:font-weight="normal" officeooo:rsid="002e56bb" officeooo:paragraph-rsid="003356fc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Arial" officeooo:rsid="0013ee66" officeooo:paragraph-rsid="00229812"/>
    </style:style>
    <style:style style:name="P20" style:family="paragraph" style:parent-style-name="Text_20_body">
      <style:text-properties style:font-name="Arial" officeooo:rsid="001a0c74" officeooo:paragraph-rsid="000d8efb"/>
    </style:style>
    <style:style style:name="P21" style:family="paragraph" style:parent-style-name="Text_20_body">
      <style:text-properties style:font-name="Arial" officeooo:rsid="00288f62" officeooo:paragraph-rsid="00288f62"/>
    </style:style>
    <style:style style:name="P22" style:family="paragraph" style:parent-style-name="Text_20_body">
      <style:paragraph-properties fo:text-align="start" style:justify-single-word="false"/>
      <style:text-properties style:font-name="Arial" officeooo:rsid="002e56bb" officeooo:paragraph-rsid="002e56bb"/>
    </style:style>
    <style:style style:name="P23" style:family="paragraph" style:parent-style-name="Text_20_body">
      <style:text-properties style:font-name="Arial" fo:font-size="16pt" fo:font-weight="bold" officeooo:rsid="002e56bb" officeooo:paragraph-rsid="003356fc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29812"/>
    </style:style>
    <style:style style:name="P25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e56bb"/>
    </style:style>
    <style:style style:name="P26" style:family="paragraph" style:parent-style-name="Text_20_body">
      <style:paragraph-properties fo:text-align="start" style:justify-single-word="false"/>
      <style:text-properties fo:color="#000000" style:font-name="Arial" officeooo:rsid="0013ee66" officeooo:paragraph-rsid="00229812"/>
    </style:style>
    <style:style style:name="P27" style:family="paragraph" style:parent-style-name="Text_20_body">
      <style:text-properties officeooo:rsid="002978fc" officeooo:paragraph-rsid="000d8efb"/>
    </style:style>
    <style:style style:name="P28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29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30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32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rsid="002978fc" officeooo:paragraph-rsid="002978fc"/>
    </style:style>
    <style:style style:name="P33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229812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229812" style:font-size-asian="9pt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229812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229812" style:font-size-asian="15pt" style:font-weight-asian="bold" style:font-size-complex="15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229812" style:font-size-asian="12pt"/>
    </style:style>
    <style:style style:name="P39" style:family="paragraph" style:parent-style-name="Title">
      <style:paragraph-properties fo:text-align="start" style:justify-single-word="false"/>
    </style:style>
    <style:style style:name="P40" style:family="paragraph" style:parent-style-name="Standard">
      <style:text-properties style:text-underline-style="none" officeooo:rsid="0010e69f" officeooo:paragraph-rsid="0010e69f"/>
    </style:style>
    <style:style style:name="P41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42" style:family="paragraph" style:parent-style-name="Standard">
      <style:text-properties style:font-name="Arial" officeooo:rsid="001a0c74" officeooo:paragraph-rsid="00151494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officeooo:rsid="00070fc0" officeooo:paragraph-rsid="00229812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officeooo:rsid="002e56bb" officeooo:paragraph-rsid="002e56bb" style:font-size-asian="12pt" style:font-size-complex="12pt"/>
    </style:style>
    <style:style style:name="P45" style:family="paragraph" style:parent-style-name="Standard">
      <style:text-properties style:font-name="Arial" fo:font-size="12pt" officeooo:rsid="002e56bb" officeooo:paragraph-rsid="003356fc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2e56bb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normal" officeooo:rsid="0005c77e" officeooo:paragraph-rsid="002e56bb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Arial" fo:font-size="12pt" fo:font-weight="bold" officeooo:rsid="003356fc" officeooo:paragraph-rsid="003356fc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officeooo:rsid="00050115" officeooo:paragraph-rsid="00229812"/>
    </style:style>
    <style:style style:name="P50" style:family="paragraph" style:parent-style-name="Standard">
      <style:paragraph-properties fo:text-align="justify" style:justify-single-word="false"/>
      <style:text-properties style:font-name="Arial" officeooo:rsid="00050115" officeooo:paragraph-rsid="00229812"/>
    </style:style>
    <style:style style:name="P51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229812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officeooo:rsid="00350825" officeooo:paragraph-rsid="00350825"/>
    </style:style>
    <style:style style:name="P53" style:family="paragraph" style:parent-style-name="Standard">
      <style:text-properties fo:font-weight="bold" style:font-weight-asian="bold" style:font-weight-complex="bold"/>
    </style:style>
    <style:style style:name="P5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5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6a953" officeooo:paragraph-rsid="0036a953"/>
    </style:style>
    <style:style style:name="P56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P57" style:family="paragraph" style:parent-style-name="Heading_20_2">
      <style:text-properties style:font-name="Arial" officeooo:paragraph-rsid="000d8efb"/>
    </style:style>
    <style:style style:name="P58" style:family="paragraph" style:parent-style-name="Heading_20_2">
      <style:paragraph-properties fo:line-height="100%"/>
    </style:style>
    <style:style style:name="P59" style:family="paragraph" style:parent-style-name="Heading_20_1">
      <style:text-properties style:font-name="Arial" officeooo:paragraph-rsid="000d8efb"/>
    </style:style>
    <style:style style:name="P60" style:family="paragraph" style:parent-style-name="Heading_20_1">
      <style:text-properties style:font-name="Arial" officeooo:rsid="001f56fa" officeooo:paragraph-rsid="000d8efb"/>
    </style:style>
    <style:style style:name="P61" style:family="paragraph" style:parent-style-name="Heading_20_1">
      <style:paragraph-properties fo:line-height="100%"/>
      <style:text-properties officeooo:paragraph-rsid="0012e585"/>
    </style:style>
    <style:style style:name="P62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63" style:family="paragraph" style:parent-style-name="Text_20_body" style:list-style-name="L1">
      <style:text-properties style:font-name="Arial" officeooo:rsid="00305514" officeooo:paragraph-rsid="000d8efb"/>
    </style:style>
    <style:style style:name="P64" style:family="paragraph" style:parent-style-name="Text_20_body" style:list-style-name="L2">
      <style:text-properties style:font-name="Arial" officeooo:rsid="00305514" officeooo:paragraph-rsid="000d8efb"/>
    </style:style>
    <style:style style:name="P65" style:family="paragraph" style:parent-style-name="Text_20_body" style:list-style-name="L2">
      <style:text-properties style:font-name="Arial" officeooo:paragraph-rsid="000d8efb"/>
    </style:style>
    <style:style style:name="P66" style:family="paragraph" style:parent-style-name="Text_20_body" style:list-style-name="L3">
      <style:text-properties style:font-name="Arial" officeooo:paragraph-rsid="0023e4cd"/>
    </style:style>
    <style:style style:name="P67" style:family="paragraph" style:parent-style-name="Text_20_body" style:list-style-name="L3">
      <style:text-properties style:font-name="Arial" officeooo:paragraph-rsid="000d8efb"/>
    </style:style>
    <style:style style:name="P68" style:family="paragraph" style:parent-style-name="Text_20_body" style:list-style-name="L4">
      <style:text-properties style:font-name="Arial" officeooo:rsid="002cd815" officeooo:paragraph-rsid="000d8efb"/>
    </style:style>
    <style:style style:name="P69" style:family="paragraph" style:parent-style-name="Text_20_body" style:list-style-name="L7">
      <style:text-properties style:font-name="Arial" officeooo:rsid="002cd815" officeooo:paragraph-rsid="000d8efb"/>
    </style:style>
    <style:style style:name="P70" style:family="paragraph" style:parent-style-name="Text_20_body" style:list-style-name="L5">
      <style:text-properties style:font-name="Arial" officeooo:rsid="002e7638" officeooo:paragraph-rsid="000d8efb"/>
    </style:style>
    <style:style style:name="P71" style:family="paragraph" style:parent-style-name="Text_20_body" style:list-style-name="L6">
      <style:text-properties style:font-name="Arial" officeooo:rsid="002b167e" officeooo:paragraph-rsid="000d8efb"/>
    </style:style>
    <style:style style:name="P72" style:family="paragraph" style:parent-style-name="Text_20_body" style:list-style-name="L2">
      <style:text-properties fo:color="#000000" style:font-name="Arial" officeooo:rsid="00305514" officeooo:paragraph-rsid="000d8efb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a5d2" style:font-weight-asian="normal" style:font-weight-complex="normal"/>
    </style:style>
    <style:style style:name="T15" style:family="text">
      <style:text-properties officeooo:rsid="002e7638"/>
    </style:style>
    <style:style style:name="T16" style:family="text">
      <style:text-properties fo:color="#000000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19" style:family="text">
      <style:text-properties fo:color="#000000" fo:font-size="12pt" fo:font-weight="normal" style:font-size-asian="12pt" style:font-weight-asian="normal" style:font-size-complex="12pt"/>
    </style:style>
    <style:style style:name="T20" style:family="text">
      <style:text-properties fo:color="#000000" officeooo:rsid="00167eb9"/>
    </style:style>
    <style:style style:name="T21" style:family="text">
      <style:text-properties fo:color="#000000" officeooo:rsid="0016d793"/>
    </style:style>
    <style:style style:name="T22" style:family="text">
      <style:text-properties fo:color="#000000" officeooo:rsid="00288f62"/>
    </style:style>
    <style:style style:name="T23" style:family="text">
      <style:text-properties officeooo:rsid="002cd815"/>
    </style:style>
    <style:style style:name="T24" style:family="text">
      <style:text-properties officeooo:rsid="001c2188"/>
    </style:style>
    <style:style style:name="T25" style:family="text">
      <style:text-properties officeooo:rsid="001f56fa"/>
    </style:style>
    <style:style style:name="T26" style:family="text">
      <style:text-properties officeooo:rsid="0039b599"/>
    </style:style>
    <style:style style:name="T27" style:family="text">
      <style:text-properties officeooo:rsid="000f8426"/>
    </style:style>
    <style:style style:name="T28" style:family="text">
      <style:text-properties officeooo:rsid="0010e69f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officeooo:rsid="0012e585"/>
    </style:style>
    <style:style style:name="T32" style:family="text">
      <style:text-properties fo:font-size="12pt" fo:font-style="normal" fo:font-weight="normal" style:font-size-asian="12pt" style:font-style-asian="normal" style:font-weight-asian="normal"/>
    </style:style>
    <style:style style:name="T33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4" style:family="text">
      <style:text-properties fo:font-size="12pt" style:font-size-asian="12pt"/>
    </style:style>
    <style:style style:name="T35" style:family="text">
      <style:text-properties fo:font-size="12pt" officeooo:rsid="00070fc0" style:font-size-asian="12pt"/>
    </style:style>
    <style:style style:name="T36" style:family="text">
      <style:text-properties fo:font-size="12pt" officeooo:rsid="002e56bb" style:font-size-asian="12pt"/>
    </style:style>
    <style:style style:name="T37" style:family="text">
      <style:text-properties style:font-name="Arial"/>
    </style:style>
    <style:style style:name="T38" style:family="text">
      <style:text-properties style:font-name="Arial" officeooo:rsid="0011e441"/>
    </style:style>
    <style:style style:name="T39" style:family="text">
      <style:text-properties style:font-name="Arial" fo:font-weight="normal" style:font-weight-asian="normal" style:font-weight-complex="normal"/>
    </style:style>
    <style:style style:name="T40" style:family="text">
      <style:text-properties style:font-name="Arial" fo:font-weight="normal" officeooo:rsid="001c288e" style:font-weight-asian="normal" style:font-weight-complex="normal"/>
    </style:style>
    <style:style style:name="T41" style:family="text">
      <style:text-properties style:font-name="Arial" fo:font-weight="normal" officeooo:rsid="001f56fa" style:font-weight-asian="normal" style:font-weight-complex="normal"/>
    </style:style>
    <style:style style:name="T42" style:family="text">
      <style:text-properties style:font-name="Arial" fo:font-weight="normal" officeooo:rsid="001c2188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6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font-name="Arial" officeooo:rsid="0039b599"/>
    </style:style>
    <style:style style:name="T48" style:family="text">
      <style:text-properties style:font-name="Arial" officeooo:rsid="0016c126"/>
    </style:style>
    <style:style style:name="T49" style:family="text">
      <style:text-properties style:font-name="Arial" officeooo:rsid="00167eb9"/>
    </style:style>
    <style:style style:name="T50" style:family="text">
      <style:text-properties style:font-name="Arial" officeooo:rsid="002565a9"/>
    </style:style>
    <style:style style:name="T51" style:family="text">
      <style:text-properties officeooo:rsid="0013f27f"/>
    </style:style>
    <style:style style:name="T52" style:family="text">
      <style:text-properties officeooo:rsid="001a0c74"/>
    </style:style>
    <style:style style:name="T53" style:family="text">
      <style:text-properties officeooo:rsid="00167eb9"/>
    </style:style>
    <style:style style:name="T54" style:family="text">
      <style:text-properties officeooo:rsid="0016c126"/>
    </style:style>
    <style:style style:name="T55" style:family="text">
      <style:text-properties officeooo:rsid="0018af1d"/>
    </style:style>
    <style:style style:name="T56" style:family="text">
      <style:text-properties officeooo:rsid="001d1d9a"/>
    </style:style>
    <style:style style:name="T57" style:family="text">
      <style:text-properties officeooo:rsid="001e5f71"/>
    </style:style>
    <style:style style:name="T58" style:family="text">
      <style:text-properties officeooo:rsid="000db319"/>
    </style:style>
    <style:style style:name="T59" style:family="text">
      <style:text-properties officeooo:rsid="000a42fb"/>
    </style:style>
    <style:style style:name="T60" style:family="text">
      <style:text-properties officeooo:rsid="001323c4"/>
    </style:style>
    <style:style style:name="T61" style:family="text">
      <style:text-properties officeooo:rsid="0023e4cd"/>
    </style:style>
    <style:style style:name="T62" style:family="text">
      <style:text-properties officeooo:rsid="00288f62"/>
    </style:style>
    <style:style style:name="T63" style:family="text">
      <style:text-properties officeooo:rsid="002b96d6"/>
    </style:style>
    <style:style style:name="T64" style:family="text">
      <style:text-properties officeooo:rsid="00234bec"/>
    </style:style>
    <style:style style:name="T65" style:family="text">
      <style:text-properties officeooo:rsid="00243a48"/>
    </style:style>
    <style:style style:name="T66" style:family="text">
      <style:text-properties officeooo:rsid="0028ca8b"/>
    </style:style>
    <style:style style:name="T67" style:family="text">
      <style:text-properties officeooo:rsid="002e56bb"/>
    </style:style>
    <style:style style:name="T68" style:family="text">
      <style:text-properties officeooo:rsid="003356f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élissa Lafond </text:p>
      <text:p text:style-name="P18">Directrice, Ressources Humaines</text:p>
      <text:p text:style-name="P48">Synéos health Québec</text:p>
      <text:p text:style-name="P45">2500 Rue Einstein, </text:p>
      <text:p text:style-name="P45">Québec, </text:p>
      <text:p text:style-name="P45">QC G1P 0A2</text:p>
      <text:p text:style-name="P44"/>
      <text:p text:style-name="P44"/>
      <text:p text:style-name="P43"/>
      <text:p text:style-name="P53">Objet : <text:bookmark text:name="editTemplateMultipart-editForm-masterbody"/>Candidature au poste de <text:bookmark text:name="editTemplateMultipart-editForm-masterbody1"/><text:span text:style-name="T68">scientifique de recherche adjoint – Spectrométrie de Masse.</text:span></text:p>
      <text:p text:style-name="Standard"><text:tab/><text:span text:style-name="T68">Emploi n°20001484</text:span></text:p>
      <text:p text:style-name="P51"/>
      <text:p text:style-name="P52">Madame,</text:p>
      <text:p text:style-name="P49"/>
      <text:p text:style-name="P49"><text:span text:style-name="T58">Arrivé au Québec</text:span> <text:span text:style-name="T63">depuis lundi</text:span> j<text:span text:style-name="T58">e suis à la recherche d</text:span>’<text:span text:style-name="T58">un </text:span>emploi dans mon domaine de compétence. <text:span text:style-name="T58">Une première</text:span> prospection m’a permis de prendre connaissance de votre offre <text:span text:style-name="T59">via</text:span> le site <text:span text:style-name="T60">internet</text:span> <text:span text:style-name="T67">de Quantum</text:span><text:span text:style-name="T21">.</text:span></text:p>
      <text:p text:style-name="P49"/>
      <text:p text:style-name="P46">Intéressé par l'opportunité de me rapprocher de ma formation initiale et du monde de la recherche, ce poste est <text:span text:style-name="T66">pour moi</text:span> très attractif.</text:p>
      <text:p text:style-name="P47">J'ai pratiqué l<text:span text:style-name="T64">e travail de laboratoire et la culture microbiologique</text:span> durant mon cursus scolaire. <text:span text:style-name="T65">Les différents postes que j’ai occupé m’ont sensibilisé au règles d’hygiène et à la sécurité au travail. </text:span><text:s/>Mon dernier emploi m'a permis de développer <text:span text:style-name="T64">ma rigueur et</text:span> mes compétences de technicien. Je pense pouvoir transposer ces compétences et mes connaissances scolaires <text:span text:style-name="T64">au poste que vous proposez.</text:span></text:p>
      <text:p text:style-name="P49"/>
      <text:p text:style-name="P34"><text:span text:style-name="T34">Je vous remercie de l’attention que vous porterez à ma candidature et je demeure disponible pour vous rencontrer </text:span><text:span text:style-name="T36">à tout moment.</text:span><text:span text:style-name="T34"> </text:span></text:p>
      <text:p text:style-name="P35"/>
      <text:p text:style-name="P36"><text:span text:style-name="T34">Je vous prie de recevoir, M</text:span><text:span text:style-name="T35">adame</text:span><text:span text:style-name="T34">, mes meilleures salutations.</text:span></text:p>
      <text:p text:style-name="P38"/>
      <text:p text:style-name="P37">Florian Quiec</text:p>
      <text:p text:style-name="P50"/>
      <text:p text:style-name="P7">852 Rue Monseigneur-Grandin,</text:p>
      <text:p text:style-name="P25">Quebec City, </text:p>
      <text:p text:style-name="P25">Québec G1V 3X7</text:p>
      <text:p text:style-name="P24">Canada</text:p>
      <text:p text:style-name="P19"><text:a xlink:type="simple" xlink:href="mailto:florian.quiec@laposte.net" text:style-name="Internet_20_link" text:visited-style-name="Visited_20_Internet_20_Link"><text:span text:style-name="T20">f</text:span></text:a><text:a xlink:type="simple" xlink:href="mailto:florian.quiec@laposte.net" text:style-name="Internet_20_link" text:visited-style-name="Visited_20_Internet_20_Link"><text:span text:style-name="T16">lorian.quiec@laposte.net</text:span></text:a></text:p>
      <text:p text:style-name="P22"><text:span text:style-name="T16">Cellulaire: <text:s/></text:span><text:span text:style-name="T22">418-478-9182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9"><text:soft-page-break/><text:span text:style-name="T56">Q</text:span>uiec <text:span text:style-name="T51">F</text:span>lorian</text:p>
      <text:p text:style-name="P14"/>
      <text:p text:style-name="P6">852 Rue Monseigneur-Grandin, <text:s text:c="57"/><text:a xlink:type="simple" xlink:href="mailto:florian.quiec@yahoo.com" text:style-name="Internet_20_link" text:visited-style-name="Visited_20_Internet_20_Link"><text:span text:style-name="T52">florian.quiec@yahoo.com</text:span></text:a></text:p>
      <text:p text:style-name="P42"><draw:a xlink:type="simple" xlink:href="https://www.linkedin.com/in/florian-quiec-51b907166/"><draw:frame draw:style-name="fr1" draw:name="linked-in" text:anchor-type="paragraph" svg:x="14.25cm" svg:y="0.002cm" svg:width="0.49cm" svg:height="0.49cm" draw:z-index="0"><draw:image xlink:href="Pictures/100002010000020000000200D57DEF667AB9FFB0.png" xlink:type="simple" xlink:show="embed" xlink:actuate="onLoad" loext:mime-type="image/png"/></draw:frame></draw:a><text:span text:style-name="T20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20">Canada</text:p>
      <text:p text:style-name="P21">Cellulaire: 418-478-9182 </text:p>
      <text:h text:style-name="P59" text:outline-level="1">Objectif de carrière.</text:h>
      <text:p text:style-name="P15">La <text:span text:style-name="T62">biologie à</text:span> toujours constitué mon centre d’intérêt principal. Diverses raisons m’<text:span text:style-name="T57">o</text:span>n<text:span text:style-name="T57">t</text:span> amen<text:span text:style-name="T57">é</text:span> <text:span text:style-name="T57">à</text:span> m’épanouir dans d’autres profession<text:span text:style-name="T57">s,</text:span> mais je souhaite profiter de ma venu<text:span text:style-name="T57">e</text:span> au <text:span text:style-name="T57">C</text:span>anada pour renouer avec ma formation initial<text:span text:style-name="T57">e</text:span> en <text:span text:style-name="T57">B</text:span>iologie de l’environnement.</text:p>
      <text:h text:style-name="P62" text:outline-level="1"><text:span text:style-name="T51">Compétences</text:span> <text:span text:style-name="T51">et aptitudes</text:span></text:h>
      <text:h text:style-name="Heading_20_2" text:outline-level="2">Personnelles</text:h>
      <text:list xml:id="list3709837322" text:style-name="L1">
        <text:list-item>
          <text:p text:style-name="P63"><text:span text:style-name="T53">A</text:span>pprendre <text:span text:style-name="T53">à </text:span>réaliser chaque tâche<text:span text:style-name="T61">s</text:span> <text:span text:style-name="T55">avec soin et efficacité</text:span>.</text:p>
        </text:list-item>
        <text:list-item>
          <text:p text:style-name="P63"><text:span text:style-name="T2">Montrer de la c</text:span>uriosité envers tou<text:span text:style-name="T53">t</text:span> ce qui <text:span text:style-name="T53">à</text:span> trait <text:span text:style-name="T53">à</text:span> la technique et au<text:span text:style-name="T51">x</text:span> science<text:span text:style-name="T51">s.</text:span></text:p>
        </text:list-item>
        <text:list-item>
          <text:p text:style-name="P63"><text:span text:style-name="T2">Travailler</text:span> en <text:span text:style-name="T2">extérieur</text:span> et en condition<text:span text:style-name="T51">s</text:span> <text:span text:style-name="T2">difficiles.</text:span></text:p>
        </text:list-item>
      </text:list>
      <text:h text:style-name="P57" text:outline-level="2">Scolaire<text:span text:style-name="T53">s</text:span></text:h>
      <text:list xml:id="list1169378290" text:style-name="L2">
        <text:list-item>
          <text:p text:style-name="P65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64"><text:span text:style-name="T4">Effectuer une </text:span>Veille technologique <text:span text:style-name="T4">efficace.</text:span></text:p>
          <text:p text:style-name="P64">Techniques de laboratoire (chromatographie, colorimétrie, PCR-RFLP, culture cellulaire, test Elisa).</text:p>
        </text:list-item>
        <text:list-item>
          <text:p text:style-name="P72">Prél<text:span text:style-name="T3">ever <text:s/></text:span>d<text:span text:style-name="T3">e l’</text:span>eau, <text:span text:style-name="T3">des</text:span> sédiment<text:span text:style-name="T53">s</text:span>, <text:span text:style-name="T3">effectuer des mesures physico-chimiques, y compris depuis un bateau.</text:span></text:p>
        </text:list-item>
      </text:list>
      <text:h text:style-name="P57" text:outline-level="2">Professionnel<text:span text:style-name="T53">les</text:span></text:h>
      <text:list xml:id="list560368336" text:style-name="L3">
        <text:list-item>
          <text:p text:style-name="P66"><text:span text:style-name="T49">Manipul</text:span><text:span text:style-name="T3">er</text:span><text:span text:style-name="T49"> et bagu</text:span><text:span text:style-name="T3">er</text:span><text:span text:style-name="T49"> </text:span><text:span text:style-name="T3">des </text:span><text:span text:style-name="T49">oiseaux, </text:span><text:span text:style-name="T53">effectuer des </text:span><text:span text:style-name="T49">soins </text:span><text:span text:style-name="T7">aux animaux.</text:span></text:p>
        </text:list-item>
        <text:list-item>
          <text:p text:style-name="P67">Stratifi<text:span text:style-name="T3">er</text:span> : pièces à l'unité, tous procédés.</text:p>
        </text:list-item>
        <text:list-item>
          <text:p text:style-name="P67">Install<text:span text:style-name="T3">er</text:span> de<text:span text:style-name="T3">s</text:span> dispositifs expérimentaux.</text:p>
        </text:list-item>
        <text:list-item>
          <text:p text:style-name="P67"><text:span text:style-name="T3">Effectuer des tâches de </text:span>maintenance courante <text:span text:style-name="T3">et de petite mécanique.</text:span></text:p>
        </text:list-item>
      </text:list>
      <text:h text:style-name="P60" text:outline-level="1"/>
      <text:h text:style-name="P60" text:outline-level="1">Expérience</text:h>
      <text:p text:style-name="P41"><text:span text:style-name="T8">Stratifieur, </text:span><text:span text:style-name="T12">P</text:span><text:span text:style-name="T8">rototypiste </text:span><text:span text:style-name="T13">dans le nautisme. <text:s text:c="35"/></text:span>Février 2018 - <text:span text:style-name="T28">Janvier 2020</text:span></text:p>
      <text:p text:style-name="P40"><text:soft-page-break/><text:a xlink:type="simple" xlink:href="http://www.technologiemarine.com/" text:style-name="Internet_20_link" text:visited-style-name="Visited_20_Internet_20_Link"><text:span text:style-name="T37">Technologie </text:span></text:a><text:a xlink:type="simple" xlink:href="http://www.technologiemarine.com/" text:style-name="Internet_20_link" text:visited-style-name="Visited_20_Internet_20_Link"><text:span text:style-name="T38">M</text:span></text:a><text:a xlink:type="simple" xlink:href="http://www.technologiemarine.com/" text:style-name="Internet_20_link" text:visited-style-name="Visited_20_Internet_20_Link"><text:span text:style-name="T37">arine</text:span></text:a></text:p>
      <text:p text:style-name="P9"/>
      <text:list xml:id="list3455389353" text:style-name="L4">
        <text:list-item>
          <text:p text:style-name="P68">Réalisation de <text:span text:style-name="T27">pièces</text:span> en composite, selon diverse<text:span text:style-name="T31">s</text:span> techniques <text:span text:style-name="T53">à</text:span> haute performance <text:span text:style-name="T15">pour le secteur de la compétition nautique.</text:span></text:p>
        </text:list-item>
        <text:list-item>
          <text:p text:style-name="P68">Fabrication et assemblage d’un catamaran de 69‘’ <text:span text:style-name="T53">(CA du projet 1,4M€)</text:span>.</text:p>
        </text:list-item>
        <text:list-item>
          <text:p text:style-name="P68">Réalisation s<text:span text:style-name="T27">ur </text:span>plan d’architecte de <text:span text:style-name="T27">pièces</text:span> unique<text:span text:style-name="T53">s</text:span> <text:span text:style-name="T27">de</text:span> forte valeur: <text:span text:style-name="T53">moule, voilier de compétition.</text:span></text:p>
        </text:list-item>
      </text:list>
      <text:p text:style-name="P9"/>
      <text:p text:style-name="P10">Bénévolat en <text:span text:style-name="T8">archéologie. <text:s text:c="87"/></text:span>Juillet 2019</text:p>
      <text:p text:style-name="P4"><text:a xlink:type="simple" xlink:href="https://creaah.cnrs.fr/" text:style-name="Internet_20_link" text:visited-style-name="Visited_20_Internet_20_Link"><text:span text:style-name="T37">CreAAH</text:span></text:a></text:p>
      <text:p text:style-name="P12"/>
      <text:list xml:id="list1444687065" text:style-name="L5">
        <text:list-item>
          <text:p text:style-name="P70"><text:span text:style-name="T28">F</text:span>ouille d’une tombe <text:span text:style-name="T16">néolithique</text:span>, mise en valeur des structure<text:span text:style-name="T53">s</text:span> <text:span text:style-name="T6">extérieures.</text:span></text:p>
        </text:list-item>
        <text:list-item>
          <text:p text:style-name="P70">Apprentissage de technique<text:span text:style-name="T53">s</text:span> et <text:span text:style-name="T6">connaissances</text:span> sortant de mon domaine de <text:span text:style-name="T6">compétence.</text:span></text:p>
        </text:list-item>
        <text:list-item>
          <text:p text:style-name="P70">Travail physique, en <text:span text:style-name="T6">extérieur.</text:span></text:p>
        </text:list-item>
        <text:list-item>
          <text:p text:style-name="P70">Travail <text:span text:style-name="T6">minutieux</text:span>.</text:p>
        </text:list-item>
        <text:list-item>
          <text:p text:style-name="P70"><text:span text:style-name="T6">Aptitude</text:span> <text:span text:style-name="T28">à</text:span> vivre en groupe et <text:span text:style-name="T53">à </text:span>collaborer vers un objectif commun, malgré des parcours très divers.</text:p>
        </text:list-item>
      </text:list>
      <text:p text:style-name="P8"/>
      <text:p text:style-name="P11">Bénévolat suivi d'un Service Civique en <text:span text:style-name="T12">S</text:span><text:span text:style-name="T8">oins à la faune sauvage</text:span>. <text:s text:c="10"/>Février - Août 2015</text:p>
      <text:p text:style-name="P3"><text:a xlink:type="simple" xlink:href="http://csol.fr/" text:style-name="Internet_20_link" text:visited-style-name="Visited_20_Internet_20_Link"><text:span text:style-name="T37">Csosl</text:span></text:a></text:p>
      <text:p text:style-name="P8"/>
      <text:list xml:id="list3066011872" text:style-name="L6">
        <text:list-item>
          <text:p text:style-name="P71">Soin au<text:span text:style-name="T54">x</text:span> jeunes oiseaux, <text:span text:style-name="T27">nourrissage</text:span>, élevage, gestion de la nurserie.</text:p>
        </text:list-item>
        <text:list-item>
          <text:p text:style-name="P71"><text:span text:style-name="T27">Administration</text:span> des traitement<text:span text:style-name="T54">s</text:span> <text:span text:style-name="T27">médicamenteux</text:span> dans le respect des prescription<text:span text:style-name="T54">s</text:span> <text:span text:style-name="T27">vétérinaires.</text:span></text:p>
        </text:list-item>
        <text:list-item>
          <text:p text:style-name="P71">Assistance lors de certains actes <text:span text:style-name="T27">vétérinaires.</text:span></text:p>
        </text:list-item>
        <text:list-item>
          <text:p text:style-name="P71"><text:span text:style-name="T27">Accueil</text:span> du publique et des <text:span text:style-name="T27">bénévoles</text:span>, explication<text:span text:style-name="T54">s</text:span> sur le devenir des animaux <text:span text:style-name="T23">accueillis.</text:span></text:p>
        </text:list-item>
        <text:list-item>
          <text:p text:style-name="P71"><text:span text:style-name="T27">E</text:span>ntretient des installation<text:span text:style-name="T54">s</text:span>, nettoyage, maintenance courante.</text:p>
          <text:p text:style-name="P71"/>
        </text:list-item>
      </text:list>
      <text:p text:style-name="P8"><text:span text:style-name="T29">Stage en recherche : </text:span><text:span text:style-name="T30">Tomographie électrique de la Soufrière. <text:s text:c="29"/></text:span><text:span text:style-name="T29">Août <text:s/>2011</text:span></text:p>
      <text:p text:style-name="P5"><text:a xlink:type="simple" xlink:href="https://ipr.univ-rennes1.fr/en" text:style-name="Internet_20_link" text:visited-style-name="Visited_20_Internet_20_Link"><text:span text:style-name="T37">Institut de Physique de Rennes</text:span></text:a></text:p>
      <text:p text:style-name="P11"/>
      <text:list xml:id="list508184875" text:style-name="L7">
        <text:list-item>
          <text:p text:style-name="P69">Participation <text:span text:style-name="T54">à</text:span> l’installation du dispositif de <text:span text:style-name="T6">tomographie.</text:span></text:p>
        </text:list-item>
        <text:list-item>
          <text:p text:style-name="P69">Acquisition des coupes tomographiques, mesure des courant<text:span text:style-name="T54">s</text:span> d’air inhalant et <text:span text:style-name="T6">exhalant</text:span> du <text:span text:style-name="T6">cratère</text:span> de la Soufrière.</text:p>
        </text:list-item>
        <text:list-item>
          <text:p text:style-name="P69">Participation <text:span text:style-name="T54">à</text:span> la création et <text:span text:style-name="T54">à </text:span>la mise en place des dispositif<text:span text:style-name="T54">s</text:span> <text:span text:style-name="T6">expérimentaux</text:span>.</text:p>
        </text:list-item>
        <text:list-item>
          <text:p text:style-name="P69">Participation <text:span text:style-name="T54">à</text:span> l’entretient des installation<text:span text:style-name="T54">s</text:span> d’acquisition de donnée<text:span text:style-name="T61">s</text:span> en milieu isolé.</text:p>
        </text:list-item>
        <text:list-item>
          <text:p text:style-name="P69">Traitement et formatage de données brutes.</text:p>
        </text:list-item>
      </text:list>
      <text:h text:style-name="P59" text:outline-level="1"/>
      <text:h text:style-name="P59" text:outline-level="1">Formation</text:h>
      <text:p text:style-name="P13">(les intitulés des diplômes obtenu<text:span text:style-name="T54">s</text:span> en France sont traduit<text:span text:style-name="T54">s</text:span> par leur<text:span text:style-name="T54">s</text:span> équivalent<text:span text:style-name="T54">s</text:span> québecois)</text:p>
      <text:p text:style-name="P30"><text:soft-page-break/><text:span text:style-name="T8">Stratifieur, Prototypiste </text:span><text:span text:style-name="T13">(formation professionnelle) <text:s text:c="57"/></text:span>2018</text:p>
      <text:p text:style-name="P29"><text:a xlink:type="simple" xlink:href="http://www.technologiemarine.com/" text:style-name="Internet_20_link" text:visited-style-name="Visited_20_Internet_20_Link"><text:span text:style-name="T37">Technologie Marine (</text:span></text:a><text:a xlink:type="simple" xlink:href="http://www.technologiemarine.com/" text:style-name="Internet_20_link" text:visited-style-name="Visited_20_Internet_20_Link"><text:span text:style-name="T48">fabrication de </text:span></text:a><text:a xlink:type="simple" xlink:href="http://www.technologiemarine.com/" text:style-name="Internet_20_link" text:visited-style-name="Visited_20_Internet_20_Link"><text:span text:style-name="T37">voilier</text:span></text:a><text:a xlink:type="simple" xlink:href="http://www.technologiemarine.com/" text:style-name="Internet_20_link" text:visited-style-name="Visited_20_Internet_20_Link"><text:span text:style-name="T50">s</text:span></text:a><text:a xlink:type="simple" xlink:href="http://www.technologiemarine.com/" text:style-name="Internet_20_link" text:visited-style-name="Visited_20_Internet_20_Link"><text:span text:style-name="T37"> de comp</text:span></text:a><text:a xlink:type="simple" xlink:href="http://www.technologiemarine.com/" text:style-name="Internet_20_link" text:visited-style-name="Visited_20_Internet_20_Link"><text:span text:style-name="T48">é</text:span></text:a><text:a xlink:type="simple" xlink:href="http://www.technologiemarine.com/" text:style-name="Internet_20_link" text:visited-style-name="Visited_20_Internet_20_Link"><text:span text:style-name="T37">tition)</text:span></text:a></text:p>
      <text:p text:style-name="P8"/>
      <text:p text:style-name="P31"><text:span text:style-name="T24">Première année de </text:span><text:span text:style-name="T9">Maitrise en </text:span><text:span text:style-name="T10">océanographie</text:span><text:span text:style-name="T9"> </text:span><text:span text:style-name="T14">(non acquis) <text:s text:c="42"/>2</text:span><text:span text:style-name="T13">017</text:span></text:p>
      <text:p text:style-name="P28"><text:a xlink:type="simple" xlink:href="https://www.osupytheas.fr/?-Master-Oceanographie-Oceanography-Master-&amp;lang=fr" text:style-name="Internet_20_link" text:visited-style-name="Visited_20_Internet_20_Link"><text:span text:style-name="T39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40">S</text:span></text:a><text:a xlink:type="simple" xlink:href="https://www.osupytheas.fr/?-Master-Oceanographie-Oceanography-Master-&amp;lang=fr" text:style-name="Internet_20_link" text:visited-style-name="Visited_20_Internet_20_Link"><text:span text:style-name="T39">ciences de l’</text:span></text:a><text:a xlink:type="simple" xlink:href="https://www.osupytheas.fr/?-Master-Oceanographie-Oceanography-Master-&amp;lang=fr" text:style-name="Internet_20_link" text:visited-style-name="Visited_20_Internet_20_Link"><text:span text:style-name="T40">U</text:span></text:a><text:a xlink:type="simple" xlink:href="https://www.osupytheas.fr/?-Master-Oceanographie-Oceanography-Master-&amp;lang=fr" text:style-name="Internet_20_link" text:visited-style-name="Visited_20_Internet_20_Link"><text:span text:style-name="T39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41">France</text:span></text:a><text:a xlink:type="simple" xlink:href="https://www.osupytheas.fr/?-Master-Oceanographie-Oceanography-Master-&amp;lang=fr" text:style-name="Internet_20_link" text:visited-style-name="Visited_20_Internet_20_Link"><text:span text:style-name="T39">)</text:span></text:a></text:p>
      <text:p text:style-name="P8"/>
      <text:p text:style-name="P28"><text:span text:style-name="T44">B</text:span><text:span text:style-name="Strong_20_Emphasis"><text:span text:style-name="T44">acc</text:span></text:span><text:span text:style-name="Strong_20_Emphasis"><text:span text:style-name="T43">alauréat</text:span></text:span><text:span text:style-name="Strong_20_Emphasis"><text:span text:style-name="T46"> en </text:span></text:span><text:span text:style-name="Strong_20_Emphasis"><text:span text:style-name="T45">B</text:span></text:span><text:span text:style-name="Strong_20_Emphasis"><text:span text:style-name="T44">iologie des organismes <text:s text:c="69"/></text:span></text:span><text:span text:style-name="Strong_20_Emphasis"><text:span text:style-name="T46">2016</text:span></text:span></text:p>
      <text:p text:style-name="P28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1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France)</text:span></text:span></text:a></text:p>
      <text:p text:style-name="P27"/>
      <text:p text:style-name="P31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54">S</text:span>cience, option Biologie) <text:s text:c="37"/>2010</text:p>
      <text:p text:style-name="P33">Lycée Victor <text:span text:style-name="T25">Hugo (Hennebont, France)</text:span></text:p>
      <text:p text:style-name="P33"/>
      <text:p text:style-name="P32"><text:span text:style-name="T8">Médaille</text:span> de bronze aux <text:span text:style-name="T8">Olympiades de Géosciences. <text:s text:c="50"/></text:span><text:span text:style-name="T13"><text:s/>2009</text:span></text:p>
      <text:h text:style-name="P61" text:outline-level="1"><text:span text:style-name="T47">I</text:span><text:span text:style-name="T37">nformation</text:span><text:span text:style-name="T48">s</text:span><text:span text:style-name="T37"> </text:span><text:span text:style-name="T47">complémentaire</text:span><text:span text:style-name="T48">s</text:span></text:h>
      <text:h text:style-name="P58" text:outline-level="2"><text:span text:style-name="T26">Informatique et l</text:span>ogiciels</text:h>
      <text:list xml:id="list1393286174" text:style-name="L8">
        <text:list-item>
          <text:p text:style-name="P56"><text:span text:style-name="T17">S</text:span><text:span text:style-name="T18">IG</text:span><text:span text:style-name="T19">:</text:span> <text:span text:style-name="T31">arcGIS</text:span>.</text:p>
        </text:list-item>
        <text:list-item>
          <text:p text:style-name="P56"><text:span text:style-name="T33">Statistique:</text:span><text:span text:style-name="T32"> </text:span>R.</text:p>
        </text:list-item>
        <text:list-item>
          <text:p text:style-name="P56"><text:span text:style-name="T32">CAO: </text:span>Rhino.</text:p>
        </text:list-item>
      </text:list>
      <text:p text:style-name="P54">Maitrise des outils de bureautique.</text:p>
      <text:p text:style-name="P55">Utilisation quotidienne de <text:span text:style-name="T8">Linux.</text:span></text:p>
      <text:p text:style-name="P54"><text:span text:style-name="T54">Bonne b</text:span>ase de programmation en <text:span text:style-name="T8">Python</text:span>.</text:p>
      <text:h text:style-name="P57" text:outline-level="2">Langue</text:h>
      <text:p text:style-name="P16">Français (maternel).</text:p>
      <text:p text:style-name="P17">Anglais (scientifique). </text:p>
      <text:p text:style-name="P17">Espagnol (scolaire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8T15:35:21.836690759</dc:date>
    <meta:editing-duration>PT13H25M34S</meta:editing-duration>
    <meta:editing-cycles>28</meta:editing-cycles>
    <meta:generator>LibreOffice/6.2.8.2$Linux_X86_64 LibreOffice_project/20$Build-2</meta:generator>
    <meta:document-statistic meta:table-count="0" meta:image-count="1" meta:object-count="0" meta:page-count="4" meta:paragraph-count="94" meta:word-count="739" meta:character-count="5638" meta:non-whitespace-character-count="4462"/>
  </office:meta>
</office:document-meta>
</file>